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paragraph-rsid="00168d07" style:font-size-asian="16pt" style:font-size-complex="16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size="16pt" style:font-size-asian="16pt" style:font-size-complex="16pt"/>
    </style:style>
    <style:style style:name="P4" style:family="paragraph" style:parent-style-name="Text_20_body" style:list-style-name="L1">
      <style:text-properties fo:font-size="16pt" officeooo:paragraph-rsid="00168d07" style:font-size-asian="16pt" style:font-size-complex="16pt"/>
    </style:style>
    <style:style style:name="P5" style:family="paragraph" style:parent-style-name="Text_20_body" style:list-style-name="L2">
      <style:text-properties fo:font-size="16pt" style:font-size-asian="16pt" style:font-size-complex="16pt"/>
    </style:style>
    <style:style style:name="P6" style:family="paragraph" style:parent-style-name="Text_20_body" style:list-style-name="L3">
      <style:text-properties fo:font-size="16pt" style:font-size-asian="16pt" style:font-size-complex="16pt"/>
    </style:style>
    <style:style style:name="P7" style:family="paragraph" style:parent-style-name="Text_20_body" style:list-style-name="L4">
      <style:text-properties fo:font-size="16pt" style:font-size-asian="16pt" style:font-size-complex="16pt"/>
    </style:style>
    <style:style style:name="P8" style:family="paragraph" style:parent-style-name="Text_20_body" style:list-style-name="L5">
      <style:text-properties fo:font-size="16pt" style:font-size-asian="16pt" style:font-size-complex="16pt"/>
    </style:style>
    <style:style style:name="P9" style:family="paragraph" style:parent-style-name="Text_20_body" style:list-style-name="L1">
      <style:text-properties fo:font-size="16pt" officeooo:rsid="00168d07" officeooo:paragraph-rsid="00168d07" style:font-size-asian="16pt" style:font-size-complex="16pt"/>
    </style:style>
    <style:style style:name="P10" style:family="paragraph" style:parent-style-name="Text_20_body" style:list-style-name="L1">
      <style:text-properties fo:font-size="16pt" officeooo:rsid="0019971b" officeooo:paragraph-rsid="0019971b" style:font-size-asian="16pt" style:font-size-complex="16pt"/>
    </style:style>
    <style:style style:name="P11" style:family="paragraph" style:parent-style-name="Text_20_body">
      <style:text-properties officeooo:paragraph-rsid="00159506"/>
    </style:style>
    <style:style style:name="P12" style:family="paragraph" style:parent-style-name="Text_20_body">
      <style:text-properties officeooo:paragraph-rsid="00187a9a"/>
    </style:style>
    <style:style style:name="T1" style:family="text">
      <style:text-properties officeooo:rsid="001566f4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566f4" style:font-size-asian="16pt" style:font-size-complex="16pt"/>
    </style:style>
    <style:style style:name="T4" style:family="text">
      <style:text-properties fo:font-size="16pt" officeooo:rsid="00159506" style:font-size-asian="16pt" style:font-size-complex="16pt"/>
    </style:style>
    <style:style style:name="T5" style:family="text">
      <style:text-properties fo:font-size="16pt" officeooo:rsid="00168d07" style:font-size-asian="16pt" style:font-size-complex="16pt"/>
    </style:style>
    <style:style style:name="T6" style:family="text">
      <style:text-properties fo:font-size="16pt" officeooo:rsid="00187a9a" style:font-size-asian="16pt" style:font-size-complex="16pt"/>
    </style:style>
    <style:style style:name="T7" style:family="text">
      <style:text-properties officeooo:rsid="00159506"/>
    </style:style>
    <style:style style:name="T8" style:family="text">
      <style:text-properties officeooo:rsid="00168d07"/>
    </style:style>
    <style:style style:name="T9" style:family="text">
      <style:text-properties fo:font-weight="bold" officeooo:rsid="00168d07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566f4" style:font-style-asian="italic" style:font-style-complex="italic"/>
    </style:style>
    <style:style style:name="T12" style:family="text">
      <style:text-properties officeooo:rsid="0017cf7c"/>
    </style:style>
    <style:style style:name="T13" style:family="text">
      <style:text-properties officeooo:rsid="0018eab8"/>
    </style:style>
    <style:style style:name="T14" style:family="text">
      <style:text-properties officeooo:rsid="001a8f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6">Business Plan Sandbar Investments<text:tab/><text:tab/><text:tab/><text:tab/><text:tab/><text:tab/>March 7th 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Previous Investments:</text:span></text:span></text:p>
      <text:list text:style-name="L1">
        <text:list-item>
          <text:p text:style-name="P3">2022: Fukuoka - ¥15,000,000</text:p>
        </text:list-item>
        <text:list-item>
          <text:p text:style-name="P2"><text:span text:style-name="T2">2024: Tokyo - ¥</text:span><text:span text:style-name="T3">48</text:span><text:span text:style-name="T2">,</text:span><text:span text:style-name="T3">9</text:span><text:span text:style-name="T2">00,000</text:span><text:span text:style-name="T5"> <text:tab/>(Estimated rent 180,000)</text:span></text:p>
        </text:list-item>
      </text:list>
      <text:p text:style-name="P11"><text:span text:style-name="Strong_20_Emphasis"><text:span text:style-name="T4">Plan</text:span></text:span><text:span text:style-name="Strong_20_Emphasis"><text:span text:style-name="T5">n</text:span></text:span><text:span text:style-name="Strong_20_Emphasis"><text:span text:style-name="T4">ed</text:span></text:span><text:span text:style-name="Strong_20_Emphasis"><text:span text:style-name="T2"> Investments</text:span></text:span><text:span text:style-name="Strong_20_Emphasis"><text:span text:style-name="T4"> till year end</text:span></text:span><text:span text:style-name="Strong_20_Emphasis"><text:span text:style-name="T2">:</text:span></text:span></text:p>
      <text:list xml:id="list224732992031001" text:continue-numbering="true" text:style-name="L1">
        <text:list-item>
          <text:p text:style-name="P4">Fukuoka - ¥1<text:span text:style-name="T7">2</text:span>,<text:span text:style-name="T7">3</text:span>00,000<text:span text:style-name="T8"><text:tab/> <text:s text:c="7"/>(Estimated rent 60,000) <text:s text:c="3"/></text:span></text:p>
        </text:list-item>
        <text:list-item>
          <text:p text:style-name="P4">Tokyo - ¥<text:span text:style-name="T7">24</text:span>,<text:span text:style-name="T7">0</text:span>00,000<text:span text:style-name="T8"><text:tab/><text:tab/> <text:s text:c="7"/>(Estimated rent 90,000)<text:tab/></text:span></text:p>
        </text:list-item>
      </text:list>
      <text:p text:style-name="Text_20_body"><text:span text:style-name="Strong_20_Emphasis"><text:span text:style-name="T2">Investment Goal:</text:span></text:span></text:p>
      <text:list text:style-name="L3">
        <text:list-item>
          <text:p text:style-name="P6">Acquire apartments in older, smaller buildings adjacent to parks, targeting a 20% ownership stake. This position grants veto power in negotiations with developers, allowing for improved negotiation of sale terms or options for units in newly developed parkside apartments, yielding premium rents.</text:p>
        </text:list-item>
      </text:list>
      <text:p text:style-name="Text_20_body"><text:span text:style-name="Strong_20_Emphasis"><text:span text:style-name="T2">Financial Strategy:</text:span></text:span></text:p>
      <text:list text:style-name="L4">
        <text:list-item>
          <text:p text:style-name="P7">Pay for maintenance and tax costs of older properties with rental income from Tokyo properties, and select renovated Fukuoka properties.</text:p>
        </text:list-item>
      </text:list>
      <text:p text:style-name="Text_20_body"><text:span text:style-name="Strong_20_Emphasis"><text:span text:style-name="T2">2 Year plan:</text:span></text:span></text:p>
      <text:list text:style-name="L5">
        <text:list-item>
          <text:p text:style-name="P8">By June 2026, aim to <text:span text:style-name="T1">have</text:span> ¥200,000,000 <text:span text:style-name="T1">invested in properties adhering the above investment goals</text:span> in both Fukuoka and Tokyo.</text:p>
        </text:list-item>
      </text:list>
      <text:p text:style-name="P1"><text:span text:style-name="T9">Questions:</text:span></text:p>
      <text:list text:continue-list="list224732992031001" text:style-name="L1">
        <text:list-item>
          <text:p text:style-name="P4"><text:span text:style-name="T10">2024: Tokyo - ¥</text:span><text:span text:style-name="T11">48</text:span><text:span text:style-name="T10">,</text:span><text:span text:style-name="T11">9</text:span><text:span text:style-name="T10">00,000</text:span><text:span text:style-name="T8">, can </text:span><text:span text:style-name="T14">I</text:span><text:span text:style-name="T8"> rent this to myself?</text:span></text:p>
        </text:list-item>
        <text:list-item>
          <text:p text:style-name="P9"><text:span text:style-name="T10">Planed investment propertie</text:span>s, yearly contract targeting foreigner<text:span text:style-name="T13">s</text:span> payable in Bitcoin, <text:span text:style-name="T13">OK</text:span>?</text:p>
        </text:list-item>
        <text:list-item>
          <text:p text:style-name="P10">Will proof of renovations help visa process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3:59:21.758888516</meta:creation-date>
    <dc:date>2024-03-06T22:47:32.689869996</dc:date>
    <meta:editing-duration>PT23M51S</meta:editing-duration>
    <meta:editing-cycles>8</meta:editing-cycles>
    <meta:generator>LibreOffice/7.5.8.2$Linux_X86_64 LibreOffice_project/50$Build-2</meta:generator>
    <meta:document-statistic meta:table-count="0" meta:image-count="0" meta:object-count="0" meta:page-count="1" meta:paragraph-count="17" meta:word-count="164" meta:character-count="1102" meta:non-whitespace-character-count="936"/>
  </office:meta>
</office:document-meta>
</file>